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eserta">
        <table:table-row>
          <table:table-cell office:value-type="string">
            <text:p>id_peserta</text:p>
          </table:table-cell>
          <table:table-cell office:value-type="string">
            <text:p>id_paket</text:p>
          </table:table-cell>
          <table:table-cell office:value-type="string">
            <text:p>id_siswa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19157">
            <text:p>201915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19158">
            <text:p>201915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019159">
            <text:p>201915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19160">
            <text:p>201916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9161">
            <text:p>201916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019162">
            <text:p>2019162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019163">
            <text:p>2019163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019164">
            <text:p>2019164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019165">
            <text:p>201916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019166">
            <text:p>2019166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019167">
            <text:p>2019167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019168">
            <text:p>2019168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19169">
            <text:p>2019169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019170">
            <text:p>201917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019171">
            <text:p>2019171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019172">
            <text:p>2019172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019173">
            <text:p>2019173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019174">
            <text:p>2019174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019175">
            <text:p>2019175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019176">
            <text:p>2019176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019177">
            <text:p>2019177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019178">
            <text:p>2019178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19179">
            <text:p>2019179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2019180">
            <text:p>201918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9181">
            <text:p>2019181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019182">
            <text:p>2019182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019183">
            <text:p>2019183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9184">
            <text:p>2019184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2019185">
            <text:p>2019185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9186">
            <text:p>2019186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019187">
            <text:p>2019187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019188">
            <text:p>2019188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019189">
            <text:p>2019189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019190">
            <text:p>201919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019191">
            <text:p>2019191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019192">
            <text:p>2019192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019193">
            <text:p>2019193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19194">
            <text:p>2019194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2019195">
            <text:p>2019195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019196">
            <text:p>2019196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2019197">
            <text:p>2019197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019198">
            <text:p>2019198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9200">
            <text:p>201920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019199">
            <text:p>2019199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2019201">
            <text:p>2019201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019202">
            <text:p>2019202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2019203">
            <text:p>2019203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019204">
            <text:p>2019204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2019205">
            <text:p>2019205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2019206">
            <text:p>2019206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2019207">
            <text:p>2019207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019208">
            <text:p>2019208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019209">
            <text:p>2019209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9210">
            <text:p>201921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2019211">
            <text:p>2019211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19212">
            <text:p>2019212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019213">
            <text:p>2019213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019214">
            <text:p>2019214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9215">
            <text:p>2019215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19216">
            <text:p>2019216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2019217">
            <text:p>2019217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2019218">
            <text:p>2019218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019219">
            <text:p>2019219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2019220">
            <text:p>201922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19221">
            <text:p>2019221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2019222">
            <text:p>2019222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9223">
            <text:p>2019223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2019224">
            <text:p>2019224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019225">
            <text:p>2019225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2019226">
            <text:p>2019226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19227">
            <text:p>2019227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2019228">
            <text:p>2019228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019229">
            <text:p>2019229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2019230">
            <text:p>201923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2019231">
            <text:p>2019231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9232">
            <text:p>2019232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2019233">
            <text:p>2019233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2019234">
            <text:p>2019234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2019235">
            <text:p>2019235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2019236">
            <text:p>2019236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019237">
            <text:p>2019237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2019238">
            <text:p>2019238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019239">
            <text:p>2019239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2019240">
            <text:p>201924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9241">
            <text:p>2019241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19242">
            <text:p>2019242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2019243">
            <text:p>2019243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9244">
            <text:p>2019244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2019245">
            <text:p>2019245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19246">
            <text:p>2019246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2019247">
            <text:p>2019247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2019248">
            <text:p>201924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2019248">
            <text:p>2019248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2019249">
            <text:p>2019249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9250">
            <text:p>2019250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2019251">
            <text:p>2019251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9252">
            <text:p>2019252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2019253">
            <text:p>2019253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2019254">
            <text:p>2019254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9255">
            <text:p>201925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9256">
            <text:p>2019256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2019257">
            <text:p>2019257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19258">
            <text:p>2019258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2019259">
            <text:p>2019259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2019260">
            <text:p>2019260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19261">
            <text:p>2019261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2019262">
            <text:p>2019262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2019263">
            <text:p>2019263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2019264">
            <text:p>2019264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2019265">
            <text:p>2019265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2019266">
            <text:p>2019266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2019267">
            <text:p>2019267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2019268">
            <text:p>2019268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2019269">
            <text:p>2019269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2019270">
            <text:p>201927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2019271">
            <text:p>2019271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019272">
            <text:p>2019272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2019273">
            <text:p>2019273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9274">
            <text:p>2019274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9275">
            <text:p>2019275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2019276">
            <text:p>2019276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9277">
            <text:p>2019277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9278">
            <text:p>2019278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2019279">
            <text:p>2019279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2019280">
            <text:p>2019280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2019063">
            <text:p>2019063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2019064">
            <text:p>2019064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2019065">
            <text:p>2019065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2019066">
            <text:p>2019066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2019067">
            <text:p>2019067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2019068">
            <text:p>2019068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2019069">
            <text:p>2019069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019070">
            <text:p>2019070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019071">
            <text:p>2019071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2019072">
            <text:p>2019072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2019073">
            <text:p>2019073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2019074">
            <text:p>2019074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9075">
            <text:p>2019075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2019076">
            <text:p>2019076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2019077">
            <text:p>2019077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9078">
            <text:p>2019078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019079">
            <text:p>2019079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9080">
            <text:p>2019080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9081">
            <text:p>2019081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2019082">
            <text:p>2019082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2019083">
            <text:p>2019083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2019084">
            <text:p>2019084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2019085">
            <text:p>2019085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2019086">
            <text:p>2019086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2019087">
            <text:p>2019087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019088">
            <text:p>2019088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2019089">
            <text:p>2019089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2019090">
            <text:p>2019090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2019091">
            <text:p>2019091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2019092">
            <text:p>2019092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019093">
            <text:p>2019093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19-01-31T09:14:03</meta:creation-date>
  </office:meta>
</office:document-meta>
</file>